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61.42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86" style:family="table-cell" style:parent-style-name="Default">
      <style:table-cell-properties fo:background-color="transparent" fo:border="none"/>
      <style:map style:condition="is-true-formula([.C45]=&quot;&quot;)" style:apply-style-name="Cellule_20_invalide" style:base-cell-address="Feuille1.C45"/>
    </style:style>
    <style:style style:name="ce87" style:family="table-cell" style:parent-style-name="Default">
      <style:table-cell-properties fo:background-color="transparent" fo:border="none"/>
      <style:map style:condition="is-true-formula([.C46]=&quot;&quot;)" style:apply-style-name="Cellule_20_invalide" style:base-cell-address="Feuille1.C46"/>
    </style:style>
    <style:style style:name="ce90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91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4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101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125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26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02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04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17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19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20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22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24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28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40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3]=0)" style:apply-style-name="Cellule_20_grisée" style:base-cell-address="Feuille1.D63"/>
    </style:style>
    <style:style style:name="ce143" style:family="table-cell" style:parent-style-name="Default">
      <style:map style:condition="is-true-formula([.C64]=0)" style:apply-style-name="Cellule_20_grisée" style:base-cell-address="Feuille1.D64"/>
    </style:style>
    <style:style style:name="ce14" style:family="table-cell" style:parent-style-name="Default">
      <style:map style:condition="is-true-formula([.C62]=0)" style:apply-style-name="Cellule_20_grisée" style:base-cell-address="Feuille1.D62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2]=0)" style:apply-style-name="Cellule_20_grisée" style:base-cell-address="Feuille1.E62"/>
    </style:style>
    <style:style style:name="ce165" style:family="table-cell" style:parent-style-name="Default">
      <style:map style:condition="is-true-formula([.C62]=0)" style:apply-style-name="Cellule_20_grisée" style:base-cell-address="Feuille1.E62"/>
    </style:style>
    <style:style style:name="ce17" style:family="table-cell" style:parent-style-name="Default">
      <style:map style:condition="is-true-formula([.C62]=0)" style:apply-style-name="Cellule_20_grisée" style:base-cell-address="Feuille1.E62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199" style:family="table-cell" style:parent-style-name="Default">
      <style:table-cell-properties fo:background-color="#b2b2b2"/>
      <style:map style:condition="is-true-formula([.C62]=0)" style:apply-style-name="Cellule_20_grisée" style:base-cell-address="Feuille1.D62"/>
    </style:style>
    <style:style style:name="ce200" style:family="table-cell" style:parent-style-name="Default">
      <style:map style:condition="is-true-formula([.C62]=0)" style:apply-style-name="Cellule_20_grisée" style:base-cell-address="Feuille1.D62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67]=0)" style:apply-style-name="Cellule_20_grisée" style:base-cell-address="Feuille1.H167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4"/>
    </style:style>
    <style:style style:name="ce118" style:family="table-cell" style:parent-style-name="Default">
      <style:map style:condition="is-true-formula([.J85]=0)" style:apply-style-name="Cellule_20_grisée" style:base-cell-address="Feuille1.K85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4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2]=0)" style:apply-style-name="Cellule_20_grisée" style:base-cell-address="Feuille1.Q62"/>
      <style:map style:condition="is-true-formula(AND([.P62]&lt;&gt;0;#REF!=&quot;&quot;))" style:apply-style-name="Cellule_20_invalide" style:base-cell-address="Feuille1.Q62"/>
    </style:style>
    <style:style style:name="ce212" style:family="table-cell" style:parent-style-name="Default">
      <style:map style:condition="is-true-formula([.P62]=0)" style:apply-style-name="Cellule_20_grisée" style:base-cell-address="Feuille1.Q62"/>
      <style:map style:condition="is-true-formula(AND([.P62]&lt;&gt;0;#REF!=&quot;&quot;))" style:apply-style-name="Cellule_20_invalide" style:base-cell-address="Feuille1.Q62"/>
    </style:style>
    <style:style style:name="ce20" style:family="table-cell" style:parent-style-name="Default">
      <style:map style:condition="is-true-formula([.P62]=0)" style:apply-style-name="Cellule_20_grisée" style:base-cell-address="Feuille1.Q62"/>
      <style:map style:condition="is-true-formula(AND([.P62]&lt;&gt;0;#REF!=&quot;&quot;))" style:apply-style-name="Cellule_20_invalide" style:base-cell-address="Feuille1.Q62"/>
    </style:style>
    <style:style style:name="ce11" style:family="table-cell" style:parent-style-name="Default">
      <style:map style:condition="is-true-formula([.P68]=0)" style:apply-style-name="Cellule_20_grisée" style:base-cell-address="Feuille1.Q68"/>
      <style:map style:condition="is-true-formula(AND([.P68]&lt;&gt;0;#REF!=&quot;&quot;))" style:apply-style-name="Cellule_20_invalide" style:base-cell-address="Feuille1.Q68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59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0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1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2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74" style:family="table-cell" style:parent-style-name="Default">
      <style:table-cell-properties fo:background-color="#b2b2b2"/>
      <style:map style:condition="cell-content()=&quot;&quot;" style:apply-style-name="Cellule_20_invalide" style:base-cell-address="Feuille1.C2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5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56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57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58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59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0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0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190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191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41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42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43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44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45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46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307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44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47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48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49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50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51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5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53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54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55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56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57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58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59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60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61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222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23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215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220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223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236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239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240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D45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D46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D47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D50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D51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D52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D53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D54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D55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D56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D57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D58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D59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D60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D61"/>
    </style:style>
    <style:style style:name="ce491" style:family="table-cell" style:parent-style-name="Default">
      <style:table-cell-properties fo:background-color="#b2b2b2"/>
      <style:map style:condition="cell-content()=&quot;&quot;" style:apply-style-name="Cellule_20_invalide" style:base-cell-address="Feuille1.AD6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D62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501" style:family="table-cell" style:parent-style-name="Default">
      <style:table-cell-properties fo:background-color="#b2b2b2"/>
      <style:map style:condition="is-true-formula([.AG62]=0)" style:apply-style-name="Cellule_20_grisée" style:base-cell-address="Feuille1.AH62"/>
      <style:map style:condition="is-true-formula(AND([.AG62]&lt;&gt;0;[.AH62]=&quot;&quot;))" style:apply-style-name="Cellule_20_invalide" style:base-cell-address="Feuille1.AH62"/>
    </style:style>
    <style:style style:name="ce457" style:family="table-cell" style:parent-style-name="Default" style:data-style-name="N0">
      <style:map style:condition="is-true-formula([.AG62]=0)" style:apply-style-name="Cellule_20_grisée" style:base-cell-address="Feuille1.AH62"/>
      <style:map style:condition="is-true-formula(AND([.AG62]&lt;&gt;0;[.AH62]=&quot;&quot;))" style:apply-style-name="Cellule_20_invalide" style:base-cell-address="Feuille1.AH62"/>
    </style:style>
    <style:style style:name="ce35" style:family="table-cell" style:parent-style-name="Default" style:data-style-name="N0">
      <style:map style:condition="is-true-formula([.AG62]=0)" style:apply-style-name="Cellule_20_grisée" style:base-cell-address="Feuille1.AH62"/>
      <style:map style:condition="is-true-formula(AND([.AG62]&lt;&gt;0;[.AH62]=&quot;&quot;))" style:apply-style-name="Cellule_20_invalide" style:base-cell-address="Feuille1.AH62"/>
    </style:style>
    <style:style style:name="ce36" style:family="table-cell" style:parent-style-name="Default" style:data-style-name="N0">
      <style:map style:condition="is-true-formula(OR([.AG104]=0;[.AG104]=&quot;wakeUp&quot;))" style:apply-style-name="Cellule_20_grisée" style:base-cell-address="Feuille1.AH104"/>
      <style:map style:condition="is-true-formula(AND([.AG104]&lt;&gt;0;[.AH104]=&quot;&quot;))" style:apply-style-name="Cellule_20_invalide" style:base-cell-address="Feuille1.AH104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507" style:family="table-cell" style:parent-style-name="Default">
      <style:table-cell-properties fo:background-color="#b2b2b2"/>
      <style:map style:condition="is-true-formula([.AF52]=0)" style:apply-style-name="Cellule_20_grisée" style:base-cell-address="Feuille1.AI52"/>
      <style:map style:condition="is-true-formula(AND([.AF52]&lt;&gt;0;[.AI52]=&quot;&quot;))" style:apply-style-name="Cellule_20_invalide" style:base-cell-address="Feuille1.AI52"/>
    </style:style>
    <style:style style:name="ce462" style:family="table-cell" style:parent-style-name="Default" style:data-style-name="N0">
      <style:map style:condition="is-true-formula([.AF52]=0)" style:apply-style-name="Cellule_20_grisée" style:base-cell-address="Feuille1.AI52"/>
      <style:map style:condition="is-true-formula(AND([.AF52]&lt;&gt;0;[.AI52]=&quot;&quot;))" style:apply-style-name="Cellule_20_invalide" style:base-cell-address="Feuille1.AI52"/>
    </style:style>
    <style:style style:name="ce27" style:family="table-cell" style:parent-style-name="Default" style:data-style-name="N0">
      <style:map style:condition="is-true-formula([.AF52]=0)" style:apply-style-name="Cellule_20_grisée" style:base-cell-address="Feuille1.AI52"/>
      <style:map style:condition="is-true-formula(AND([.AF52]&lt;&gt;0;[.AI52]=&quot;&quot;))" style:apply-style-name="Cellule_20_invalide" style:base-cell-address="Feuille1.AI52"/>
    </style:style>
    <style:style style:name="ce37" style:family="table-cell" style:parent-style-name="Default" style:data-style-name="N0">
      <style:map style:condition="is-true-formula(OR([.AH104]=0;[.AH104]=&quot;wakeUp&quot;))" style:apply-style-name="Cellule_20_grisée" style:base-cell-address="Feuille1.AI104"/>
      <style:map style:condition="is-true-formula(AND([.AH104]&lt;&gt;0;[.AI104]=&quot;&quot;))" style:apply-style-name="Cellule_20_invalide" style:base-cell-address="Feuille1.AI104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2]=0)" style:apply-style-name="Cellule_20_grisée" style:base-cell-address="Feuille1.AJ52"/>
      <style:map style:condition="is-true-formula(AND([.AG52]&lt;&gt;0;[.AJ52]=&quot;&quot;))" style:apply-style-name="Cellule_20_invalide" style:base-cell-address="Feuille1.AJ52"/>
    </style:style>
    <style:style style:name="ce468" style:family="table-cell" style:parent-style-name="Default" style:data-style-name="N0">
      <style:map style:condition="is-true-formula([.AG52]=0)" style:apply-style-name="Cellule_20_grisée" style:base-cell-address="Feuille1.AJ52"/>
      <style:map style:condition="is-true-formula(AND([.AG52]&lt;&gt;0;[.AJ52]=&quot;&quot;))" style:apply-style-name="Cellule_20_invalide" style:base-cell-address="Feuille1.AJ52"/>
    </style:style>
    <style:style style:name="ce38" style:family="table-cell" style:parent-style-name="Default" style:data-style-name="N0">
      <style:map style:condition="is-true-formula([.AG52]=0)" style:apply-style-name="Cellule_20_grisée" style:base-cell-address="Feuille1.AJ52"/>
      <style:map style:condition="is-true-formula(AND([.AG52]&lt;&gt;0;[.AJ52]=&quot;&quot;))" style:apply-style-name="Cellule_20_invalide" style:base-cell-address="Feuille1.AJ52"/>
    </style:style>
    <style:style style:name="ce470" style:family="table-cell" style:parent-style-name="Default">
      <style:table-cell-properties fo:background-color="#b2b2b2"/>
      <style:map style:condition="is-true-formula([.AI56]=0)" style:apply-style-name="Cellule_20_grisée" style:base-cell-address="Feuille1.AM56"/>
      <style:map style:condition="is-true-formula(AND([.AI56]&lt;&gt;0;[.AM56]=&quot;&quot;))" style:apply-style-name="Cellule_20_invalide" style:base-cell-address="Feuille1.AM56"/>
    </style:style>
    <style:style style:name="ce471" style:family="table-cell" style:parent-style-name="Default">
      <style:table-cell-properties fo:background-color="#b2b2b2"/>
      <style:map style:condition="is-true-formula([.AI60]=0)" style:apply-style-name="Cellule_20_grisée" style:base-cell-address="Feuille1.AM60"/>
      <style:map style:condition="is-true-formula(AND([.AI60]&lt;&gt;0;[.AM60]=&quot;&quot;))" style:apply-style-name="Cellule_20_invalide" style:base-cell-address="Feuille1.AM60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76" style:family="table-cell" style:parent-style-name="Default">
      <style:table-cell-properties fo:background-color="#b2b2b2"/>
      <style:map style:condition="is-true-formula([.AK56]=0)" style:apply-style-name="Cellule_20_grisée" style:base-cell-address="Feuille1.AN56"/>
      <style:map style:condition="is-true-formula(AND([.AK56]&lt;&gt;0;[.AN56]=&quot;&quot;))" style:apply-style-name="Cellule_20_invalide" style:base-cell-address="Feuille1.AN56"/>
    </style:style>
    <style:style style:name="ce480" style:family="table-cell" style:parent-style-name="Default">
      <style:table-cell-properties fo:background-color="#b2b2b2"/>
      <style:map style:condition="is-true-formula([.AK60]=0)" style:apply-style-name="Cellule_20_grisée" style:base-cell-address="Feuille1.AN60"/>
      <style:map style:condition="is-true-formula(AND([.AK60]&lt;&gt;0;[.AN60]=&quot;&quot;))" style:apply-style-name="Cellule_20_invalide" style:base-cell-address="Feuille1.AN60"/>
    </style:style>
    <style:style style:name="ce482" style:family="table-cell" style:parent-style-name="Default" style:data-style-name="N0">
      <style:map style:condition="is-true-formula([.AG52]=0)" style:apply-style-name="Cellule_20_grisée" style:base-cell-address="Feuille1.AJ52"/>
      <style:map style:condition="is-true-formula(AND([.AG52]&lt;&gt;0;[.AJ52]=&quot;&quot;))" style:apply-style-name="Cellule_20_invalide" style:base-cell-address="Feuille1.AJ52"/>
    </style:style>
    <style:style style:name="ce39" style:family="table-cell" style:parent-style-name="Default" style:data-style-name="N0">
      <style:map style:condition="is-true-formula([.AG52]=0)" style:apply-style-name="Cellule_20_grisée" style:base-cell-address="Feuille1.AJ52"/>
      <style:map style:condition="is-true-formula(AND([.AG52]&lt;&gt;0;[.AJ52]=&quot;&quot;))" style:apply-style-name="Cellule_20_invalide" style:base-cell-address="Feuille1.AJ52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3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3"/>
        <table:content-validation table:name="val5" table:condition="of:cell-content-is-in-list(&quot;greater&quot;;&quot;lesser&quot;;&quot;equal&quot;)" table:allow-empty-cell="true" table:display-list="sort-ascending" table:base-cell-address="Feuille1.Q63"/>
        <table:content-validation table:name="val6" table:condition="of:cell-content-is-in-list([$Feuille1.$A$63:$Feuille1.$A$187])" table:allow-empty-cell="true" table:display-list="unsorted" table:base-cell-address="Feuille1.S63"/>
        <table:content-validation table:name="val7" table:condition="of:cell-content-is-in-list([$Feuille1.$A$76:$Feuille1.$A$187])" table:allow-empty-cell="true" table:display-list="unsorted" table:base-cell-address="Feuille1.S63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32"/>
        <table:table-column table:style-name="co21" table:default-cell-style-name="Default"/>
        <table:table-column table:style-name="co22" table:default-cell-style-name="ce31"/>
        <table:table-column table:style-name="co12" table:default-cell-style-name="ce9"/>
        <table:table-column table:style-name="co20" table:default-cell-style-name="ce34"/>
        <table:table-column table:style-name="co23" table:default-cell-style-name="ce35"/>
        <table:table-column table:style-name="co17" table:default-cell-style-name="ce27"/>
        <table:table-column table:style-name="co24" table:default-cell-style-name="ce38"/>
        <table:table-column table:style-name="co23" table:default-cell-style-name="ce34"/>
        <table:table-column table:style-name="co25" table:default-cell-style-name="ce35"/>
        <table:table-column table:style-name="co26" table:default-cell-style-name="ce27"/>
        <table:table-column table:style-name="co9" table:default-cell-style-name="ce39"/>
        <table:table-column table:style-name="co27" table:default-cell-style-name="Default"/>
        <table:table-column table:style-name="co28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1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5"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215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6" table:content-validation-name="val3" office:value-type="string" calcext:value-type="string">
            <text:p>immune</text:p>
          </table:table-cell>
          <table:table-cell table:style-name="ce222" table:content-validation-name="val3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7" table:content-validation-name="val3" office:value-type="string" calcext:value-type="string">
            <text:p>immune</text:p>
          </table:table-cell>
          <table:table-cell table:number-columns-repeated="2" table:style-name="ce15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8" table:content-validation-name="val3" office:value-type="string" calcext:value-type="string">
            <text:p>immune</text:p>
          </table:table-cell>
          <table:table-cell table:style-name="ce157" table:content-validation-name="val3" office:value-type="float" office:value="0" calcext:value-type="float">
            <text:p>0</text:p>
          </table:table-cell>
          <table:table-cell table:style-name="ce22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59" table:content-validation-name="val3" office:value-type="string" calcext:value-type="string">
            <text:p>immune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0" table:content-validation-name="val3" office:value-type="string" calcext:value-type="string">
            <text:p>immune</text:p>
          </table:table-cell>
          <table:table-cell table:number-columns-repeated="2" table:style-name="ce16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3" office:value-type="string" calcext:value-type="string">
            <text:p>immune</text:p>
          </table:table-cell>
          <table:table-cell table:style-name="ce161" table:content-validation-name="val3" office:value-type="float" office:value="0" calcext:value-type="float">
            <text:p>0</text:p>
          </table:table-cell>
          <table:table-cell table:style-name="ce22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62" table:content-validation-name="val3" office:value-type="string" calcext:value-type="string">
            <text:p>immune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135" table:content-validation-name="val3" office:value-type="string" calcext:value-type="string">
            <text:p>immune</text:p>
          </table:table-cell>
          <table:table-cell table:number-columns-repeated="2" table:style-name="ce147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3" office:value-type="string" calcext:value-type="string">
            <text:p>ghost</text:p>
          </table:table-cell>
          <table:table-cell table:style-name="ce291" table:content-validation-name="val3" office:value-type="string" calcext:value-type="string">
            <text:p>face_target</text:p>
          </table:table-cell>
          <table:table-cell table:style-name="ce178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ace_target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ace_target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06" table:content-validation-name="val3" office:value-type="string" calcext:value-type="string">
            <text:p>ghost</text:p>
          </table:table-cell>
          <table:table-cell table:style-name="ce206" table:content-validation-name="val3" office:value-type="string" calcext:value-type="string">
            <text:p>reset_facing</text:p>
          </table:table-cell>
          <table:table-cell table:style-name="ce23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190" table:content-validation-name="val3" office:value-type="string" calcext:value-type="string">
            <text:p>ghost</text:p>
          </table:table-cell>
          <table:table-cell table:style-name="ce190" table:content-validation-name="val3" office:value-type="float" office:value="0" calcext:value-type="float">
            <text:p>0</text:p>
          </table:table-cell>
          <table:table-cell table:style-name="ce23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191" table:content-validation-name="val3" office:value-type="float" office:value="0" calcext:value-type="float">
            <text:p>0</text:p>
          </table:table-cell>
          <table:table-cell table:style-name="ce24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41" table:content-validation-name="val3" office:value-type="string" calcext:value-type="string">
            <text:p>ghost</text:p>
          </table:table-cell>
          <table:table-cell table:style-name="ce241" table:content-validation-name="val3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242" table:content-validation-name="val3" office:value-type="float" office:value="0" calcext:value-type="float">
            <text:p>0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43" table:content-validation-name="val3" office:value-type="string" calcext:value-type="string">
            <text:p>ghost</text:p>
          </table:table-cell>
          <table:table-cell table:style-name="ce235" table:content-validation-name="val3" office:value-type="string" calcext:value-type="string">
            <text:p>reset_fac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44" table:content-validation-name="val3" office:value-type="string" calcext:value-type="string">
            <text:p>ghost</text:p>
          </table:table-cell>
          <table:table-cell table:style-name="ce244" table:content-validation-name="val3" office:value-type="float" office:value="0" calcext:value-type="float">
            <text:p>0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45" table:content-validation-name="val3" office:value-type="string" calcext:value-type="string">
            <text:p>ghost</text:p>
          </table:table-cell>
          <table:table-cell table:style-name="ce245" table:content-validation-name="val3" office:value-type="float" office:value="0" calcext:value-type="float">
            <text:p>0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46" table:content-validation-name="val3" office:value-type="float" office:value="0" calcext:value-type="float">
            <text:p>0</text:p>
          </table:table-cell>
          <table:table-cell table:style-name="ce246" table:content-validation-name="val3" office:value-type="string" calcext:value-type="string">
            <text:p>face_target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5" table:content-validation-name="val3" office:value-type="float" office:value="0" calcext:value-type="float">
            <text:p>0</text:p>
          </table:table-cell>
          <table:table-cell table:style-name="ce421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303" table:content-validation-name="val3" office:value-type="string" calcext:value-type="string">
            <text:p>ghost</text:p>
          </table:table-cell>
          <table:table-cell table:style-name="ce373" table:content-validation-name="val3" office:value-type="string" calcext:value-type="string">
            <text:p>reset_facing</text:p>
          </table:table-cell>
          <table:table-cell table:style-name="ce35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304" table:content-validation-name="val3" office:value-type="string" calcext:value-type="string">
            <text:p>ghost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51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05" table:content-validation-name="val3" office:value-type="float" office:value="0" calcext:value-type="float">
            <text:p>0</text:p>
          </table:table-cell>
          <table:table-cell table:style-name="ce35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306" table:content-validation-name="val3" office:value-type="string" calcext:value-type="string">
            <text:p>ghost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5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07" table:content-validation-name="val3" office:value-type="float" office:value="0" calcext:value-type="float">
            <text:p>0</text:p>
          </table:table-cell>
          <table:table-cell table:style-name="ce354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308" table:content-validation-name="val3" office:value-type="string" calcext:value-type="string">
            <text:p>ghost</text:p>
          </table:table-cell>
          <table:table-cell table:style-name="ce327" table:content-validation-name="val3" office:value-type="string" calcext:value-type="string">
            <text:p>reset_facing</text:p>
          </table:table-cell>
          <table:table-cell table:style-name="ce355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3" office:value-type="string" calcext:value-type="string">
            <text:p>ghost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5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3" office:value-type="string" calcext:value-type="string">
            <text:p>ghost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57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11" table:content-validation-name="val3" office:value-type="string" calcext:value-type="string">
            <text:p>face_target</text:p>
          </table:table-cell>
          <table:table-cell table:style-name="ce358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76" table:content-validation-name="val3" office:value-type="float" office:value="0" calcext:value-type="float">
            <text:p>0</text:p>
          </table:table-cell>
          <table:table-cell table:style-name="ce431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77" table:content-validation-name="val3" office:value-type="string" calcext:value-type="string">
            <text:p>ghost</text:p>
          </table:table-cell>
          <table:table-cell table:style-name="ce295" table:content-validation-name="val3" office:value-type="string" calcext:value-type="string">
            <text:p>face_target</text:p>
          </table:table-cell>
          <table:table-cell table:style-name="ce432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78" table:content-validation-name="val3" office:value-type="string" calcext:value-type="string">
            <text:p>ghost</text:p>
          </table:table-cell>
          <table:table-cell table:style-name="ce296" table:content-validation-name="val3" office:value-type="string" calcext:value-type="string">
            <text:p>face_target</text:p>
          </table:table-cell>
          <table:table-cell table:style-name="ce433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98" table:content-validation-name="val3" office:value-type="string" calcext:value-type="string">
            <text:p>face_target</text:p>
          </table:table-cell>
          <table:table-cell table:style-name="ce465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ghost</text:p>
          </table:table-cell>
          <table:table-cell table:style-name="ce371" table:content-validation-name="val3" office:value-type="string" calcext:value-type="string">
            <text:p>face_target</text:p>
          </table:table-cell>
          <table:table-cell table:style-name="ce411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72" table:content-validation-name="val3" office:value-type="string" calcext:value-type="string">
            <text:p>face_target</text:p>
          </table:table-cell>
          <table:table-cell table:style-name="ce412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4" office:value-type="string" calcext:value-type="string">
            <text:p>life</text:p>
          </table:table-cell>
          <table:table-cell table:style-name="ce447" table:content-validation-name="val5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36" table:content-validation-name="val3" office:value-type="string" calcext:value-type="string">
            <text:p>kill_bullets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4" office:value-type="float" office:value="0" calcext:value-type="float">
            <text:p>0</text:p>
          </table:table-cell>
          <table:table-cell table:style-name="ce448" table:content-validation-name="val5"/>
          <table:table-cell table:style-name="ce456"/>
          <table:table-cell table:style-name="ce463" table:content-validation-name="val6"/>
          <table:table-cell table:style-name="ce441" table:content-validation-name="val4" office:value-type="float" office:value="0" calcext:value-type="float">
            <text:p>0</text:p>
          </table:table-cell>
          <table:table-cell table:style-name="ce448" table:content-validation-name="val5"/>
          <table:table-cell table:style-name="ce456"/>
          <table:table-cell table:style-name="ce489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40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50" calcext:value-type="float">
            <text:p>5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46" table:content-validation-name="val3" office:value-type="float" office:value="0" calcext:value-type="float">
            <text:p>0</text:p>
          </table:table-cell>
          <table:table-cell table:style-name="ce460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47" table:content-validation-name="val3" office:value-type="float" office:value="0" calcext:value-type="float">
            <text:p>0</text:p>
          </table:table-cell>
          <table:table-cell table:style-name="ce461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48" table:content-validation-name="val3" office:value-type="float" office:value="0" calcext:value-type="float">
            <text:p>0</text:p>
          </table:table-cell>
          <table:table-cell table:style-name="ce464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49" table:content-validation-name="val3" office:value-type="float" office:value="0" calcext:value-type="float">
            <text:p>0</text:p>
          </table:table-cell>
          <table:table-cell table:style-name="ce466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Entry</text:p>
          </table:table-cell>
          <table:table-cell office:value-type="float" office:value="50" calcext:value-type="float">
            <text:p>50</text:p>
          </table:table-cell>
          <table:table-cell table:style-name="ce8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59" table:content-validation-name="val3" office:value-type="float" office:value="0" calcext:value-type="float">
            <text:p>0</text:p>
          </table:table-cell>
          <table:table-cell table:style-name="ce467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2_Entry</text:p>
          </table:table-cell>
          <table:table-cell office:value-type="float" office:value="50" calcext:value-type="float">
            <text:p>5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0" table:content-validation-name="val3" office:value-type="float" office:value="0" calcext:value-type="float">
            <text:p>0</text:p>
          </table:table-cell>
          <table:table-cell table:style-name="ce469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3_Entry</text:p>
          </table:table-cell>
          <table:table-cell office:value-type="float" office:value="50" calcext:value-type="float">
            <text:p>5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1" table:content-validation-name="val3" office:value-type="float" office:value="0" calcext:value-type="float">
            <text:p>0</text:p>
          </table:table-cell>
          <table:table-cell table:style-name="ce472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2" table:content-validation-name="val3" office:value-type="float" office:value="0" calcext:value-type="float">
            <text:p>0</text:p>
          </table:table-cell>
          <table:table-cell table:style-name="ce473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3" table:content-validation-name="val3" office:value-type="float" office:value="0" calcext:value-type="float">
            <text:p>0</text:p>
          </table:table-cell>
          <table:table-cell table:style-name="ce474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4" table:content-validation-name="val3" office:value-type="float" office:value="0" calcext:value-type="float">
            <text:p>0</text:p>
          </table:table-cell>
          <table:table-cell table:style-name="ce475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6" table:content-validation-name="val3" office:value-type="float" office:value="0" calcext:value-type="float">
            <text:p>0</text:p>
          </table:table-cell>
          <table:table-cell table:style-name="ce477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7" table:content-validation-name="val3" office:value-type="float" office:value="0" calcext:value-type="float">
            <text:p>0</text:p>
          </table:table-cell>
          <table:table-cell table:style-name="ce478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30" table:content-validation-name="val3" office:value-type="float" office:value="0" calcext:value-type="float">
            <text:p>0</text:p>
          </table:table-cell>
          <table:table-cell table:style-name="ce426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31" table:content-validation-name="val3" office:value-type="float" office:value="0" calcext:value-type="float">
            <text:p>0</text:p>
          </table:table-cell>
          <table:table-cell table:style-name="ce428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32" table:content-validation-name="val3" office:value-type="float" office:value="0" calcext:value-type="float">
            <text:p>0</text:p>
          </table:table-cell>
          <table:table-cell table:style-name="ce429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33" table:content-validation-name="val3" office:value-type="float" office:value="0" calcext:value-type="float">
            <text:p>0</text:p>
          </table:table-cell>
          <table:table-cell table:style-name="ce434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50" calcext:value-type="float">
            <text:p>50</text:p>
          </table:table-cell>
          <table:table-cell table:style-name="ce12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34" table:content-validation-name="val3" office:value-type="float" office:value="0" calcext:value-type="float">
            <text:p>0</text:p>
          </table:table-cell>
          <table:table-cell table:style-name="ce435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35" table:content-validation-name="val3" office:value-type="float" office:value="0" calcext:value-type="float">
            <text:p>0</text:p>
          </table:table-cell>
          <table:table-cell table:style-name="ce437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37" table:content-validation-name="val3" office:value-type="float" office:value="0" calcext:value-type="float">
            <text:p>0</text:p>
          </table:table-cell>
          <table:table-cell table:style-name="ce438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38" table:content-validation-name="val3" office:value-type="float" office:value="0" calcext:value-type="float">
            <text:p>0</text:p>
          </table:table-cell>
          <table:table-cell table:style-name="ce439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82" table:content-validation-name="val3" office:value-type="float" office:value="0" calcext:value-type="float">
            <text:p>0</text:p>
          </table:table-cell>
          <table:table-cell table:style-name="ce490" table:content-validation-name="val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9"/>
          <table:table-cell table:style-name="ce274" table:number-columns-repeated="3"/>
          <table:table-cell table:style-name="ce491"/>
          <table:table-cell table:style-name="ce274"/>
          <table:table-cell table:style-name="ce141"/>
          <table:table-cell table:style-name="ce274"/>
          <table:table-cell table:style-name="ce501"/>
          <table:table-cell table:style-name="ce507"/>
          <table:table-cell table:style-name="ce512"/>
          <table:table-cell table:style-name="ce274"/>
          <table:table-cell table:style-name="ce501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number-columns-repeated="2" table:style-name="ce339" table:content-validation-name="val3" office:value-type="float" office:value="0" calcext:value-type="float">
            <text:p>0</text:p>
          </table:table-cell>
          <table:table-cell table:style-name="ce440" table:content-validation-name="val3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4" office:value-type="float" office:value="0" calcext:value-type="float">
            <text:p>0</text:p>
          </table:table-cell>
          <table:table-cell table:style-name="ce457" table:content-validation-name="val5"/>
          <table:table-cell table:style-name="ce462"/>
          <table:table-cell table:style-name="ce468" table:content-validation-name="val6"/>
          <table:table-cell table:style-name="ce451" table:content-validation-name="val4" office:value-type="float" office:value="0" calcext:value-type="float">
            <text:p>0</text:p>
          </table:table-cell>
          <table:table-cell table:style-name="ce457" table:content-validation-name="val5"/>
          <table:table-cell table:style-name="ce462"/>
          <table:table-cell table:style-name="ce482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9" table:content-validation-name="val3" office:value-type="string" calcext:value-type="string">
            <text:p>ghost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40" table:content-validation-name="val3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4" office:value-type="string" calcext:value-type="string">
            <text:p>positionV</text:p>
          </table:table-cell>
          <table:table-cell table:style-name="ce457" table:content-validation-name="val5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6" office:value-type="string" calcext:value-type="string">
            <text:p>V_Alpha2_StrafeRandom</text:p>
          </table:table-cell>
          <table:table-cell table:style-name="ce451" table:content-validation-name="val4" office:value-type="float" office:value="0" calcext:value-type="float">
            <text:p>0</text:p>
          </table:table-cell>
          <table:table-cell table:style-name="ce457" table:content-validation-name="val5"/>
          <table:table-cell table:style-name="ce462"/>
          <table:table-cell table:style-name="ce468" table:content-validation-name="val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Alph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style-name="ce38" table:content-validation-name="val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Sigma1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6" office:value-type="string" calcext:value-type="string">
            <text:p>V_Sig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string" calcext:value-type="string">
            <text:p>shield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1_Berserk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2_Routine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Back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Delta1_Exit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6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6" office:value-type="string" calcext:value-type="string">
            <text:p>V_Del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Gam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6" office:value-type="string" calcext:value-type="string">
            <text:p>V_Gam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Default"/>
          <table:table-cell/>
          <table:table-cell table:content-validation-name="val2"/>
          <table:table-cell table:number-columns-repeated="3"/>
          <table:table-cell table:style-name="ce4" table:number-columns-repeated="15"/>
          <table:table-cell table:number-columns-repeated="983"/>
        </table:table-row>
        <table:table-row table:style-name="ro1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wakeUp</text:p>
          </table:table-cell>
          <table:table-cell table:style-name="ce36" table:content-validation-name="val5"/>
          <table:table-cell table:style-name="ce37" table:content-validation-name="val5"/>
          <table:table-cell table:content-validation-name="val6" office:value-type="string" calcext:value-type="string">
            <text:p>V_Alph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6" office:value-type="string" calcext:value-type="string">
            <text:p>V_Alph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6" office:value-type="string" calcext:value-type="string">
            <text:p>V_Bet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6" office:value-type="string" calcext:value-type="string">
            <text:p>V_Bet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BetaGold_Intro_Move2</text:p>
          </table:table-cell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6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BetaGold_Intro_Las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6" office:value-type="string" calcext:value-type="string">
            <text:p>V_Bet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40"/>
          <table:table-cell table:number-columns-repeated="983"/>
        </table:table-row>
        <table:table-row table:style-name="ro1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1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2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3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4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5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4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3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1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Phase1_Star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6" office:value-type="string" calcext:value-type="string">
            <text:p>V_BetaGold_Phase1_End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Gold_Phase2_Paus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kill_bullets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2:Feuille1.Q67 Feuille1.T63:Feuille1.T67 Feuille1.Q75:Feuille1.Q79 Feuille1.T75:Feuille1.T79 Feuille1.Q81:Feuille1.Q81 Feuille1.T81:Feuille1.T81 Feuille1.Q83:Feuille1.Q84 Feuille1.T83:Feuille1.T84 Feuille1.Q87:Feuille1.Q87 Feuille1.T87:Feuille1.T87 Feuille1.Q89:Feuille1.Q90 Feuille1.T89:Feuille1.T90 Feuille1.Q93:Feuille1.Q93 Feuille1.T93:Feuille1.T93 Feuille1.Q96:Feuille1.Q102 Feuille1.T96:Feuille1.T102 Feuille1.Q104:Feuille1.Q113 Feuille1.T104:Feuille1.T113 Feuille1.Q115:Feuille1.Q168 Feuille1.T115:Feuille1.T168">
            <calcext:condition calcext:apply-style-name="Cellule grisée" calcext:value="formula-is([.P62]=0)" calcext:base-cell-address="Feuille1.Q62"/>
            <calcext:condition calcext:apply-style-name="Cellule invalide" calcext:value="formula-is(AND([.P62]&lt;&gt;0;#REF!=&quot;&quot;))" calcext:base-cell-address="Feuille1.Q62"/>
          </calcext:conditional-format>
          <calcext:conditional-format calcext:target-range-address="Feuille1.U63:Feuille1.U102 Feuille1.U104:Feuille1.U113 Feuille1.U166:Feuille1.U168 Feuille1.AA62:Feuille1.AA102 Feuille1.AE62:Feuille1.AE102 Feuille1.AE104:Feuille1.AE107 Feuille1.AE109:Feuille1.AE113 Feuille1.AA104:Feuille1.AC113 Feuille1.AE115:Feuille1.AE168 Feuille1.AB12:Feuille1.AC13 Feuille1.AB62:Feuille1.AC75 Feuille1.AC76:Feuille1.AC79 Feuille1.AB83:Feuille1.AC102 Feuille1.AB76:Feuille1.AB80 Feuille1.AB81:Feuille1.AC81 Feuille1.AB82:Feuille1.AB82 Feuille1.AK62:Feuille1.AK102 Feuille1.AG62:Feuille1.AG102 Feuille1.AK104:Feuille1.AK113 Feuille1.AG108:Feuille1.AG113 Feuille1.AG115:Feuille1.AG168 Feuille1.AK115:Feuille1.AK168 Feuille1.AG104:Feuille1.AG106 Feuille1.C67:Feuille1.C74 Feuille1.F68:Feuille1.F74 Feuille1.I68:Feuille1.I73 Feuille1.L68:Feuille1.L73 Feuille1.AC2:Feuille1.AC2 Feuille1.AA115:Feuille1.AC168 Feuille1.U115:Feuille1.U158">
            <calcext:condition calcext:apply-style-name="Cellule invalide" calcext:value="=&quot;&quot;" calcext:base-cell-address="Feuille1.C2"/>
          </calcext:conditional-format>
          <calcext:conditional-format calcext:target-range-address="Feuille1.AH115:Feuille1.AH168 Feuille1.AH62:Feuille1.AH102 Feuille1.AL62:Feuille1.AL102 Feuille1.AL104:Feuille1.AL113 Feuille1.AH105:Feuille1.AH113 Feuille1.AL115:Feuille1.AL168">
            <calcext:condition calcext:apply-style-name="Cellule grisée" calcext:value="formula-is([.AG62]=0)" calcext:base-cell-address="Feuille1.AH62"/>
            <calcext:condition calcext:apply-style-name="Cellule invalide" calcext:value="formula-is(AND([.AG62]&lt;&gt;0;[.AH62]=&quot;&quot;))" calcext:base-cell-address="Feuille1.AH62"/>
          </calcext:conditional-format>
          <calcext:conditional-format calcext:target-range-address="Feuille1.AM62:Feuille1.AM102 Feuille1.AI62:Feuille1.AI102 Feuille1.AI105:Feuille1.AI113 Feuille1.AM104:Feuille1.AM113 Feuille1.AI115:Feuille1.AI168 Feuille1.AM115:Feuille1.AM168 Feuille1.AM52:Feuille1.AM52">
            <calcext:condition calcext:apply-style-name="Cellule grisée" calcext:value="formula-is([.AF52]=0)" calcext:base-cell-address="Feuille1.AI52"/>
            <calcext:condition calcext:apply-style-name="Cellule invalide" calcext:value="formula-is(AND([.AF52]&lt;&gt;0;[.AI52]=&quot;&quot;))" calcext:base-cell-address="Feuille1.AI52"/>
          </calcext:conditional-format>
          <calcext:conditional-format calcext:target-range-address="Feuille1.AJ104:Feuille1.AJ113 Feuille1.AJ62:Feuille1.AJ102 Feuille1.AN62:Feuille1.AN102 Feuille1.AN104:Feuille1.AN113 Feuille1.AJ115:Feuille1.AJ168 Feuille1.AN115:Feuille1.AN168 Feuille1.AN52:Feuille1.AN52">
            <calcext:condition calcext:apply-style-name="Cellule grisée" calcext:value="formula-is([.AG52]=0)" calcext:base-cell-address="Feuille1.AJ52"/>
            <calcext:condition calcext:apply-style-name="Cellule invalide" calcext:value="formula-is(AND([.AG52]&lt;&gt;0;[.AJ52]=&quot;&quot;))" calcext:base-cell-address="Feuille1.AJ52"/>
          </calcext:conditional-format>
          <calcext:conditional-format calcext:target-range-address="Feuille1.AH104:Feuille1.AH104">
            <calcext:condition calcext:apply-style-name="Cellule grisée" calcext:value="formula-is(OR([.AG104]=0;[.AG104]=&quot;wakeUp&quot;))" calcext:base-cell-address="Feuille1.AH104"/>
            <calcext:condition calcext:apply-style-name="Cellule invalide" calcext:value="formula-is(AND([.AG104]&lt;&gt;0;[.AH104]=&quot;&quot;))" calcext:base-cell-address="Feuille1.AH104"/>
          </calcext:conditional-format>
          <calcext:conditional-format calcext:target-range-address="Feuille1.AI104:Feuille1.AI104">
            <calcext:condition calcext:apply-style-name="Cellule grisée" calcext:value="formula-is(OR([.AH104]=0;[.AH104]=&quot;wakeUp&quot;))" calcext:base-cell-address="Feuille1.AI104"/>
            <calcext:condition calcext:apply-style-name="Cellule invalide" calcext:value="formula-is(AND([.AH104]&lt;&gt;0;[.AI104]=&quot;&quot;))" calcext:base-cell-address="Feuille1.AI104"/>
          </calcext:conditional-format>
          <calcext:conditional-format calcext:target-range-address="Feuille1.I62:Feuille1.I67 Feuille1.L62:Feuille1.L67 Feuille1.AF62:Feuille1.AF102 Feuille1.C62:Feuille1.C66 Feuille1.F62:Feuille1.F67 Feuille1.R80:Feuille1.R80 Feuille1.R82:Feuille1.R82 Feuille1.R88:Feuille1.R88 Feuille1.O91:Feuille1.O92 Feuille1.R91:Feuille1.R92 Feuille1.C75:Feuille1.C102 Feuille1.F75:Feuille1.F102 Feuille1.I75:Feuille1.I102 Feuille1.L75:Feuille1.L102 Feuille1.F104:Feuille1.F113 Feuille1.I104:Feuille1.I113 Feuille1.L104:Feuille1.L113 Feuille1.AF104:Feuille1.AF113 Feuille1.C104:Feuille1.C113 Feuille1.I115:Feuille1.I168 Feuille1.L115:Feuille1.L168 Feuille1.AF115:Feuille1.AF168 Feuille1.C115:Feuille1.C168 Feuille1.F115:Feuille1.F168 Feuille1.O88:Feuille1.O88 Feuille1.O94:Feuille1.O95 Feuille1.R94:Feuille1.R95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68:Feuille1.Q74 Feuille1.T68:Feuille1.T74 Feuille1.Q80:Feuille1.Q80 Feuille1.Q82:Feuille1.Q82 Feuille1.Q85:Feuille1.Q86 Feuille1.T85:Feuille1.T86">
            <calcext:condition calcext:apply-style-name="Cellule grisée" calcext:value="formula-is([.P68]=0)" calcext:base-cell-address="Feuille1.Q68"/>
            <calcext:condition calcext:apply-style-name="Cellule invalide" calcext:value="formula-is(AND([.P68]&lt;&gt;0;#REF!=&quot;&quot;))" calcext:base-cell-address="Feuille1.Q68"/>
          </calcext:conditional-format>
          <calcext:conditional-format calcext:target-range-address="Feuille1.G62:Feuille1.G66 Feuille1.D65:Feuille1.D102 Feuille1.G67:Feuille1.H72 Feuille1.J62:Feuille1.K72 Feuille1.M62:Feuille1.N72 Feuille1.G73:Feuille1.G84 Feuille1.J73:Feuille1.J74 Feuille1.M73:Feuille1.M74 Feuille1.J80:Feuille1.J80 Feuille1.M80:Feuille1.M80 Feuille1.J82:Feuille1.J82 Feuille1.M82:Feuille1.M82 Feuille1.G85:Feuille1.H86 Feuille1.M83:Feuille1.N87 Feuille1.G87:Feuille1.G95 Feuille1.J88:Feuille1.J88 Feuille1.M88:Feuille1.M88 Feuille1.P88:Feuille1.P88 Feuille1.J91:Feuille1.J92 Feuille1.M91:Feuille1.M92 Feuille1.P91:Feuille1.P92 Feuille1.S91:Feuille1.S92 Feuille1.J94:Feuille1.J95 Feuille1.M94:Feuille1.M95 Feuille1.P94:Feuille1.P95 Feuille1.S94:Feuille1.S95 Feuille1.G97:Feuille1.G99 Feuille1.G100:Feuille1.H102 Feuille1.D104:Feuille1.D113 Feuille1.G113:Feuille1.G113 Feuille1.G121:Feuille1.G155 Feuille1.D115:Feuille1.D168 Feuille1.G164:Feuille1.G164 Feuille1.G166:Feuille1.G168 Feuille1.P62:Feuille1.P72 Feuille1.S63:Feuille1.S72 Feuille1.J75:Feuille1.K79 Feuille1.M75:Feuille1.N79 Feuille1.P75:Feuille1.P79 Feuille1.S75:Feuille1.S79 Feuille1.S80:Feuille1.S80 Feuille1.J81:Feuille1.K81 Feuille1.M81:Feuille1.N81 Feuille1.P81:Feuille1.P81 Feuille1.S81:Feuille1.S81 Feuille1.S82:Feuille1.S82 Feuille1.J83:Feuille1.J87 Feuille1.P83:Feuille1.P87 Feuille1.S83:Feuille1.S87 Feuille1.S88:Feuille1.S88 Feuille1.J89:Feuille1.K90 Feuille1.M89:Feuille1.N90 Feuille1.P89:Feuille1.P90 Feuille1.S89:Feuille1.S90 Feuille1.J93:Feuille1.K93 Feuille1.M93:Feuille1.N93 Feuille1.P93:Feuille1.P93 Feuille1.S93:Feuille1.S93 Feuille1.G96:Feuille1.H96 Feuille1.J96:Feuille1.K102 Feuille1.M96:Feuille1.N102 Feuille1.P96:Feuille1.P102 Feuille1.S96:Feuille1.S102 Feuille1.G104:Feuille1.H112 Feuille1.J104:Feuille1.K113 Feuille1.M104:Feuille1.N113 Feuille1.P104:Feuille1.P113 Feuille1.S104:Feuille1.S113 Feuille1.G115:Feuille1.H120 Feuille1.J115:Feuille1.K168 Feuille1.M115:Feuille1.N168 Feuille1.P115:Feuille1.P168 Feuille1.S115:Feuille1.S168 Feuille1.G156:Feuille1.H163 Feuille1.G165:Feuille1.H165 Feuille1.K83:Feuille1.K84 Feuille1.K86:Feuille1.K87">
            <calcext:condition calcext:apply-style-name="Cellule grisée" calcext:value="formula-is([.C62]=0)" calcext:base-cell-address="Feuille1.D62"/>
          </calcext:conditional-format>
          <calcext:conditional-format calcext:target-range-address="Feuille1.E62:Feuille1.E84 Feuille1.Q88:Feuille1.Q88 Feuille1.E87:Feuille1.E102 Feuille1.H91:Feuille1.H92 Feuille1.K91:Feuille1.K92 Feuille1.E104:Feuille1.E113 Feuille1.H121:Feuille1.H155 Feuille1.E115:Feuille1.E168 Feuille1.H164:Feuille1.H164 Feuille1.H73:Feuille1.H74 Feuille1.K73:Feuille1.K74 Feuille1.N73:Feuille1.N74 Feuille1.P73:Feuille1.P74 Feuille1.S73:Feuille1.S74 Feuille1.T80:Feuille1.T80 Feuille1.T82:Feuille1.T82 Feuille1.H88:Feuille1.H88 Feuille1.K88:Feuille1.K88 Feuille1.N88:Feuille1.N88 Feuille1.T88:Feuille1.T88 Feuille1.N91:Feuille1.N92 Feuille1.Q91:Feuille1.Q92 Feuille1.T91:Feuille1.T92 Feuille1.H94:Feuille1.H95 Feuille1.K94:Feuille1.K95 Feuille1.N94:Feuille1.N95 Feuille1.Q94:Feuille1.Q95 Feuille1.T94:Feuille1.T95 Feuille1.H166:Feuille1.H166">
            <calcext:condition calcext:apply-style-name="Cellule grisée" calcext:value="formula-is([.C62]=0)" calcext:base-cell-address="Feuille1.E62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C10:Feuille1.AD10">
            <calcext:condition calcext:apply-style-name="Cellule invalide" calcext:value="=&quot;&quot;" calcext:base-cell-address="Feuille1.AC10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7:Feuille1.AD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4:Feuille1.AD4">
            <calcext:condition calcext:apply-style-name="Cellule invalide" calcext:value="=&quot;&quot;" calcext:base-cell-address="Feuille1.AC4"/>
          </calcext:conditional-format>
          <calcext:conditional-format calcext:target-range-address="Feuille1.AD12:Feuille1.AD13">
            <calcext:condition calcext:apply-style-name="Cellule invalide" calcext:value="=&quot;&quot;" calcext:base-cell-address="Feuille1.AD12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62:Feuille1.AD79">
            <calcext:condition calcext:apply-style-name="Cellule invalide" calcext:value="=&quot;&quot;" calcext:base-cell-address="Feuille1.AD62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4:Feuille1.I74">
            <calcext:condition calcext:apply-style-name="Cellule invalide" calcext:value="=&quot;&quot;" calcext:base-cell-address="Feuille1.I74"/>
          </calcext:conditional-format>
          <calcext:conditional-format calcext:target-range-address="Feuille1.L74:Feuille1.L74">
            <calcext:condition calcext:apply-style-name="Cellule invalide" calcext:value="=&quot;&quot;" calcext:base-cell-address="Feuille1.L74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AB14:Feuille1.AC14">
            <calcext:condition calcext:apply-style-name="Cellule invalide" calcext:value="=&quot;&quot;" calcext:base-cell-address="Feuille1.AB1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B15:Feuille1.AC15">
            <calcext:condition calcext:apply-style-name="Cellule invalide" calcext:value="=&quot;&quot;" calcext:base-cell-address="Feuille1.AB15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B16:Feuille1.AC16">
            <calcext:condition calcext:apply-style-name="Cellule invalide" calcext:value="=&quot;&quot;" calcext:base-cell-address="Feuille1.AB16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B17:Feuille1.AC17">
            <calcext:condition calcext:apply-style-name="Cellule invalide" calcext:value="=&quot;&quot;" calcext:base-cell-address="Feuille1.AB17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B18:Feuille1.AC18">
            <calcext:condition calcext:apply-style-name="Cellule invalide" calcext:value="=&quot;&quot;" calcext:base-cell-address="Feuille1.AB18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B20:Feuille1.AC20">
            <calcext:condition calcext:apply-style-name="Cellule invalide" calcext:value="=&quot;&quot;" calcext:base-cell-address="Feuille1.AB20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B21:Feuille1.AC21">
            <calcext:condition calcext:apply-style-name="Cellule invalide" calcext:value="=&quot;&quot;" calcext:base-cell-address="Feuille1.AB21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B22:Feuille1.AC22">
            <calcext:condition calcext:apply-style-name="Cellule invalide" calcext:value="=&quot;&quot;" calcext:base-cell-address="Feuille1.AB22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B25:Feuille1.AC25">
            <calcext:condition calcext:apply-style-name="Cellule invalide" calcext:value="=&quot;&quot;" calcext:base-cell-address="Feuille1.AB25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B26:Feuille1.AC26">
            <calcext:condition calcext:apply-style-name="Cellule invalide" calcext:value="=&quot;&quot;" calcext:base-cell-address="Feuille1.AB26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B27:Feuille1.AC27">
            <calcext:condition calcext:apply-style-name="Cellule invalide" calcext:value="=&quot;&quot;" calcext:base-cell-address="Feuille1.AB27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B28:Feuille1.AC28">
            <calcext:condition calcext:apply-style-name="Cellule invalide" calcext:value="=&quot;&quot;" calcext:base-cell-address="Feuille1.AB28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B30:Feuille1.AC30">
            <calcext:condition calcext:apply-style-name="Cellule invalide" calcext:value="=&quot;&quot;" calcext:base-cell-address="Feuille1.AB30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B31:Feuille1.AC31">
            <calcext:condition calcext:apply-style-name="Cellule invalide" calcext:value="=&quot;&quot;" calcext:base-cell-address="Feuille1.AB31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B32:Feuille1.AC32">
            <calcext:condition calcext:apply-style-name="Cellule invalide" calcext:value="=&quot;&quot;" calcext:base-cell-address="Feuille1.AB32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B23:Feuille1.AC23">
            <calcext:condition calcext:apply-style-name="Cellule invalide" calcext:value="=&quot;&quot;" calcext:base-cell-address="Feuille1.AB23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B33:Feuille1.AC33">
            <calcext:condition calcext:apply-style-name="Cellule invalide" calcext:value="=&quot;&quot;" calcext:base-cell-address="Feuille1.AB3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5:Feuille1.K85">
            <calcext:condition calcext:apply-style-name="Cellule grisée" calcext:value="formula-is([.J85]=0)" calcext:base-cell-address="Feuille1.K85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2:Feuille1.AB2">
            <calcext:condition calcext:apply-style-name="Cellule invalide" calcext:value="=&quot;&quot;" calcext:base-cell-address="Feuille1.AB2"/>
          </calcext:conditional-format>
          <calcext:conditional-format calcext:target-range-address="Feuille1.U160:Feuille1.U160">
            <calcext:condition calcext:apply-style-name="Cellule invalide" calcext:value="=&quot;&quot;" calcext:base-cell-address="Feuille1.U160"/>
          </calcext:conditional-format>
          <calcext:conditional-format calcext:target-range-address="Feuille1.U161:Feuille1.U161">
            <calcext:condition calcext:apply-style-name="Cellule invalide" calcext:value="=&quot;&quot;" calcext:base-cell-address="Feuille1.U161"/>
          </calcext:conditional-format>
          <calcext:conditional-format calcext:target-range-address="Feuille1.U162:Feuille1.U162">
            <calcext:condition calcext:apply-style-name="Cellule invalide" calcext:value="=&quot;&quot;" calcext:base-cell-address="Feuille1.U162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H167:Feuille1.H168">
            <calcext:condition calcext:apply-style-name="Cellule grisée" calcext:value="formula-is([.G167]=0)" calcext:base-cell-address="Feuille1.H167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C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59:Feuille1.U159">
            <calcext:condition calcext:apply-style-name="Cellule invalide" calcext:value="=&quot;&quot;" calcext:base-cell-address="Feuille1.U159"/>
          </calcext:conditional-format>
          <calcext:conditional-format calcext:target-range-address="Feuille1.Q63:Feuille1.Q64 Feuille1.T63:Feuille1.T64">
            <calcext:condition calcext:apply-style-name="Cellule grisée" calcext:value="formula-is([.P63]=0)" calcext:base-cell-address="Feuille1.Q63"/>
            <calcext:condition calcext:apply-style-name="Cellule invalide" calcext:value="formula-is(AND([.P63]&lt;&gt;0;#REF!=&quot;&quot;))" calcext:base-cell-address="Feuille1.Q63"/>
          </calcext:conditional-format>
          <calcext:conditional-format calcext:target-range-address="Feuille1.U63:Feuille1.U64 Feuille1.AA63:Feuille1.AC64 Feuille1.AE63:Feuille1.AE64 Feuille1.AK63:Feuille1.AK64 Feuille1.AG63:Feuille1.AG64">
            <calcext:condition calcext:apply-style-name="Cellule invalide" calcext:value="=&quot;&quot;" calcext:base-cell-address="Feuille1.U63"/>
          </calcext:conditional-format>
          <calcext:conditional-format calcext:target-range-address="Feuille1.AH63:Feuille1.AH64 Feuille1.AL63:Feuille1.AL64">
            <calcext:condition calcext:apply-style-name="Cellule grisée" calcext:value="formula-is([.AG63]=0)" calcext:base-cell-address="Feuille1.AH63"/>
            <calcext:condition calcext:apply-style-name="Cellule invalide" calcext:value="formula-is(AND([.AG63]&lt;&gt;0;[.AH63]=&quot;&quot;))" calcext:base-cell-address="Feuille1.AH63"/>
          </calcext:conditional-format>
          <calcext:conditional-format calcext:target-range-address="Feuille1.AM63:Feuille1.AM64 Feuille1.AI63:Feuille1.AI64">
            <calcext:condition calcext:apply-style-name="Cellule grisée" calcext:value="formula-is([.AF63]=0)" calcext:base-cell-address="Feuille1.AI63"/>
            <calcext:condition calcext:apply-style-name="Cellule invalide" calcext:value="formula-is(AND([.AF63]&lt;&gt;0;[.AI63]=&quot;&quot;))" calcext:base-cell-address="Feuille1.AI63"/>
          </calcext:conditional-format>
          <calcext:conditional-format calcext:target-range-address="Feuille1.AJ63:Feuille1.AJ64 Feuille1.AN63:Feuille1.AN64">
            <calcext:condition calcext:apply-style-name="Cellule grisée" calcext:value="formula-is([.AG63]=0)" calcext:base-cell-address="Feuille1.AJ63"/>
            <calcext:condition calcext:apply-style-name="Cellule invalide" calcext:value="formula-is(AND([.AG63]&lt;&gt;0;[.AJ63]=&quot;&quot;))" calcext:base-cell-address="Feuille1.AJ63"/>
          </calcext:conditional-format>
          <calcext:conditional-format calcext:target-range-address="Feuille1.I63:Feuille1.I64 Feuille1.L63:Feuille1.L64 Feuille1.AF63:Feuille1.AF64 Feuille1.C63:Feuille1.C64 Feuille1.F63:Feuille1.F64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D63:Feuille1.D63 Feuille1.G64:Feuille1.G64 Feuille1.J63:Feuille1.K64 Feuille1.M63:Feuille1.N64 Feuille1.G63:Feuille1.H63 Feuille1.P63:Feuille1.P64 Feuille1.S63:Feuille1.S64">
            <calcext:condition calcext:apply-style-name="Cellule grisée" calcext:value="formula-is([.C63]=0)" calcext:base-cell-address="Feuille1.D63"/>
          </calcext:conditional-format>
          <calcext:conditional-format calcext:target-range-address="Feuille1.D64:Feuille1.D64">
            <calcext:condition calcext:apply-style-name="Cellule grisée" calcext:value="formula-is([.C64]=0)" calcext:base-cell-address="Feuille1.D64"/>
          </calcext:conditional-format>
          <calcext:conditional-format calcext:target-range-address="Feuille1.E63:Feuille1.E64">
            <calcext:condition calcext:apply-style-name="Cellule grisée" calcext:value="formula-is([.C63]=0)" calcext:base-cell-address="Feuille1.E63"/>
          </calcext:conditional-format>
          <calcext:conditional-format calcext:target-range-address="Feuille1.AD63:Feuille1.AD64">
            <calcext:condition calcext:apply-style-name="Cellule invalide" calcext:value="=&quot;&quot;" calcext:base-cell-address="Feuille1.AD63"/>
          </calcext:conditional-format>
          <calcext:conditional-format calcext:target-range-address="Feuille1.AB41:Feuille1.AC41">
            <calcext:condition calcext:apply-style-name="Cellule invalide" calcext:value="=&quot;&quot;" calcext:base-cell-address="Feuille1.AB41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B42:Feuille1.AC42">
            <calcext:condition calcext:apply-style-name="Cellule invalide" calcext:value="=&quot;&quot;" calcext:base-cell-address="Feuille1.AB42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B43:Feuille1.AC43">
            <calcext:condition calcext:apply-style-name="Cellule invalide" calcext:value="=&quot;&quot;" calcext:base-cell-address="Feuille1.AB43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B44:Feuille1.AC44">
            <calcext:condition calcext:apply-style-name="Cellule invalide" calcext:value="=&quot;&quot;" calcext:base-cell-address="Feuille1.AB44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B45:Feuille1.AC45">
            <calcext:condition calcext:apply-style-name="Cellule invalide" calcext:value="=&quot;&quot;" calcext:base-cell-address="Feuille1.AB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B46:Feuille1.AC46">
            <calcext:condition calcext:apply-style-name="Cellule invalide" calcext:value="=&quot;&quot;" calcext:base-cell-address="Feuille1.AB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B47:Feuille1.AC47">
            <calcext:condition calcext:apply-style-name="Cellule invalide" calcext:value="=&quot;&quot;" calcext:base-cell-address="Feuille1.AB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8:Feuille1.AC48">
            <calcext:condition calcext:apply-style-name="Cellule invalide" calcext:value="=&quot;&quot;" calcext:base-cell-address="Feuille1.AB48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B49:Feuille1.AC49">
            <calcext:condition calcext:apply-style-name="Cellule invalide" calcext:value="=&quot;&quot;" calcext:base-cell-address="Feuille1.AB49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B50:Feuille1.AC50">
            <calcext:condition calcext:apply-style-name="Cellule invalide" calcext:value="=&quot;&quot;" calcext:base-cell-address="Feuille1.AB50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B51:Feuille1.AC51">
            <calcext:condition calcext:apply-style-name="Cellule invalide" calcext:value="=&quot;&quot;" calcext:base-cell-address="Feuille1.AB51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B52:Feuille1.AC52">
            <calcext:condition calcext:apply-style-name="Cellule invalide" calcext:value="=&quot;&quot;" calcext:base-cell-address="Feuille1.AB52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M56:Feuille1.AM56">
            <calcext:condition calcext:apply-style-name="Cellule grisée" calcext:value="formula-is([.AI56]=0)" calcext:base-cell-address="Feuille1.AM56"/>
            <calcext:condition calcext:apply-style-name="Cellule invalide" calcext:value="formula-is(AND([.AI56]&lt;&gt;0;[.AM56]=&quot;&quot;))" calcext:base-cell-address="Feuille1.AM56"/>
          </calcext:conditional-format>
          <calcext:conditional-format calcext:target-range-address="Feuille1.AN56:Feuille1.AN56">
            <calcext:condition calcext:apply-style-name="Cellule grisée" calcext:value="formula-is([.AK56]=0)" calcext:base-cell-address="Feuille1.AN56"/>
            <calcext:condition calcext:apply-style-name="Cellule invalide" calcext:value="formula-is(AND([.AK56]&lt;&gt;0;[.AN56]=&quot;&quot;))" calcext:base-cell-address="Feuille1.AN56"/>
          </calcext:conditional-format>
          <calcext:conditional-format calcext:target-range-address="Feuille1.AB53:Feuille1.AC53">
            <calcext:condition calcext:apply-style-name="Cellule invalide" calcext:value="=&quot;&quot;" calcext:base-cell-address="Feuille1.AB53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B54:Feuille1.AC54">
            <calcext:condition calcext:apply-style-name="Cellule invalide" calcext:value="=&quot;&quot;" calcext:base-cell-address="Feuille1.AB54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B55:Feuille1.AC55">
            <calcext:condition calcext:apply-style-name="Cellule invalide" calcext:value="=&quot;&quot;" calcext:base-cell-address="Feuille1.AB55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B56:Feuille1.AC56">
            <calcext:condition calcext:apply-style-name="Cellule invalide" calcext:value="=&quot;&quot;" calcext:base-cell-address="Feuille1.AB56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M60:Feuille1.AM60">
            <calcext:condition calcext:apply-style-name="Cellule grisée" calcext:value="formula-is([.AI60]=0)" calcext:base-cell-address="Feuille1.AM60"/>
            <calcext:condition calcext:apply-style-name="Cellule invalide" calcext:value="formula-is(AND([.AI60]&lt;&gt;0;[.AM60]=&quot;&quot;))" calcext:base-cell-address="Feuille1.AM60"/>
          </calcext:conditional-format>
          <calcext:conditional-format calcext:target-range-address="Feuille1.AN60:Feuille1.AN60">
            <calcext:condition calcext:apply-style-name="Cellule grisée" calcext:value="formula-is([.AK60]=0)" calcext:base-cell-address="Feuille1.AN60"/>
            <calcext:condition calcext:apply-style-name="Cellule invalide" calcext:value="formula-is(AND([.AK60]&lt;&gt;0;[.AN60]=&quot;&quot;))" calcext:base-cell-address="Feuille1.AN60"/>
          </calcext:conditional-format>
          <calcext:conditional-format calcext:target-range-address="Feuille1.AB57:Feuille1.AC57">
            <calcext:condition calcext:apply-style-name="Cellule invalide" calcext:value="=&quot;&quot;" calcext:base-cell-address="Feuille1.AB57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B58:Feuille1.AC58">
            <calcext:condition calcext:apply-style-name="Cellule invalide" calcext:value="=&quot;&quot;" calcext:base-cell-address="Feuille1.AB58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B59:Feuille1.AC59">
            <calcext:condition calcext:apply-style-name="Cellule invalide" calcext:value="=&quot;&quot;" calcext:base-cell-address="Feuille1.AB59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B60:Feuille1.AC60">
            <calcext:condition calcext:apply-style-name="Cellule invalide" calcext:value="=&quot;&quot;" calcext:base-cell-address="Feuille1.AB60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B61:Feuille1.AC61">
            <calcext:condition calcext:apply-style-name="Cellule invalide" calcext:value="=&quot;&quot;" calcext:base-cell-address="Feuille1.AB61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22:43:38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5T22:43:56.550000000</dc:date>
    <meta:editing-duration>PT16H9M52S</meta:editing-duration>
    <meta:editing-cycles>575</meta:editing-cycles>
    <meta:document-statistic meta:table-count="1" meta:cell-count="4368" meta:object-count="0"/>
  </office:meta>
</office:document-meta>
</file>